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1df2d7" officeooo:paragraph-rsid="001df2d7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4pt" officeooo:rsid="001df2d7" officeooo:paragraph-rsid="001df2d7" style:font-size-asian="12.25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TE 2</text:p>
      <text:p text:style-name="P1"/>
      <text:p text:style-name="P2">Actividad 4 <text:s text:c="2"/><text:a xlink:type="simple" xlink:href="https://github.com/dlopnun1503/Despliegue/blob/master/Docker/Actividades_Resueltas/Actividad4.md" text:style-name="Internet_20_link" text:visited-style-name="Visited_20_Internet_20_Link">https://github.com/dlopnun1503/Despliegue/blob/master/Docker/Actividades_Resueltas/Actividad4.md</text:a> </text:p>
      <text:p text:style-name="P2"/>
      <text:p text:style-name="P2">Actividad 5 </text:p>
      <text:p text:style-name="P2"><text:a xlink:type="simple" xlink:href="https://github.com/dlopnun1503/Despliegue/blob/master/Docker/Actividades_Resueltas/Actividad5.md" text:style-name="Internet_20_link" text:visited-style-name="Visited_20_Internet_20_Link">https://github.com/dlopnun1503/Despliegue/blob/master/Docker/Actividades_Resueltas/Actividad5.md</text:a>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8T09:26:28.198000000</meta:creation-date>
    <dc:date>2024-11-08T09:28:48.441000000</dc:date>
    <meta:editing-duration>PT2M21S</meta:editing-duration>
    <meta:editing-cycles>1</meta:editing-cycles>
    <meta:document-statistic meta:table-count="0" meta:image-count="0" meta:object-count="0" meta:page-count="1" meta:paragraph-count="4" meta:word-count="8" meta:character-count="227" meta:non-whitespace-character-count="218"/>
    <meta:generator>LibreOffice/7.6.1.2$Windows_X86_64 LibreOffice_project/f5defcebd022c5bc36bbb79be232cb6926d8f674</meta:generator>
  </office:meta>
</office:document-meta>
</file>